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style:min-row-height="2.6528in"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style:min-row-height="3.1111in"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style:min-row-height="2.25in"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style:min-row-height="2.25in"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style:min-row-height="2.9306in"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6.2701in"/>
    </style:style>
    <style:style style:name="Table6.1" style:family="table-row">
      <style:table-row-properties style:min-row-height="2.25in" fo:keep-together="auto"/>
    </style:style>
    <style:style style:name="Table6.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font-name="Calibri" fo:font-size="14pt" fo:font-weight="bold" style:font-name-asian="Calibri1" style:font-size-asian="14pt" style:font-weight-asian="bold" style:font-name-complex="Calibri1" style:font-size-complex="14pt"/>
    </style:style>
    <style:style style:name="P2" style:family="paragraph" style:parent-style-name="Standard">
      <style:paragraph-properties fo:line-height="100%" fo:text-align="justify" style:justify-single-word="false" fo:orphans="0" fo:widows="0"/>
      <style:text-properties style:font-name="Calibri" fo:font-size="14pt" style:font-name-asian="Calibri1" style:font-size-asian="14pt" style:font-name-complex="Calibri1" style:font-size-complex="14pt"/>
    </style:style>
    <style:style style:name="P3" style:family="paragraph" style:parent-style-name="Standard">
      <style:paragraph-properties fo:text-align="justify" style:justify-single-word="false"/>
      <style:text-properties style:font-name="Calibri" fo:font-size="14pt" style:font-name-asian="Calibri1" style:font-size-asian="14pt" style:font-name-complex="Calibri1" style:font-size-complex="14pt"/>
    </style:style>
    <style:style style:name="P4" style:family="paragraph" style:parent-style-name="Standard">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style:font-name="Consolas" fo:font-size="18pt" fo:font-weight="bold" style:font-name-asian="Consolas1" style:font-size-asian="18pt" style:font-weight-asian="bold" style:font-name-complex="Consolas1" style:font-size-complex="18pt"/>
    </style:style>
    <style:style style:name="P8" style:family="paragraph" style:parent-style-name="Standard" style:list-style-name="WWNum2">
      <style:paragraph-properties fo:margin-left="0.5in" fo:margin-right="0in" fo:text-align="justify" style:justify-single-word="false" fo:text-indent="-0.25in" style:auto-text-indent="false"/>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3028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style:font-name="Calibri" fo:font-size="14pt" style:font-name-asian="Calibri1" style:font-size-asian="14pt" style:font-name-complex="Calibri1" style:font-size-complex="14pt"/>
    </style:style>
    <style:style style:name="P12" style:family="paragraph" style:parent-style-name="Standard" style:master-page-name="Standard">
      <style:paragraph-properties fo:text-align="justify" style:justify-single-word="false" style:page-number="1"/>
      <style:text-properties style:font-name="Calibri" fo:font-size="14pt" fo:font-weight="bold" style:font-name-asian="Calibri1" style:font-size-asian="14pt" style:font-weight-asian="bold" style:font-name-complex="Calibri1" style:font-size-complex="14pt"/>
    </style:style>
    <style:style style:name="P13" style:family="paragraph">
      <loext:graphic-properties draw:fill="solid" draw:fill-color="#a0a0a0"/>
      <style:paragraph-properties fo:text-align="center"/>
    </style:style>
    <style:style style:name="T1" style:family="text">
      <style:text-properties style:font-name="Calibri" fo:font-size="14pt" fo:font-weight="bold" style:font-name-asian="Calibri1" style:font-size-asian="14pt" style:font-weight-asian="bold" style:font-name-complex="Calibri1" style:font-size-complex="14pt"/>
    </style:style>
    <style:style style:name="T2" style:family="text">
      <style:text-properties style:font-name="Calibri" fo:font-size="14pt" style:font-name-asian="Calibri1" style:font-size-asian="14pt" style:font-name-complex="Calibri1" style:font-size-complex="14pt"/>
    </style:style>
    <style:style style:name="T3" style:family="text">
      <style:text-properties style:font-name="Calibri" fo:font-size="14pt" style:text-underline-style="solid" style:text-underline-width="auto" style:text-underline-color="font-color" style:font-name-asian="Calibri1" style:font-size-asian="14pt" style:font-name-complex="Calibri1" style:font-size-complex="14pt"/>
    </style:style>
    <style:style style:name="T4" style:family="text">
      <style:text-properties style:font-name="Calibri" fo:font-size="14pt" fo:font-style="italic" style:font-name-asian="Calibri1" style:font-size-asian="14pt" style:font-style-asian="italic" style:font-name-complex="Calibri1" style:font-size-complex="14pt"/>
    </style:style>
    <style:style style:name="T5" style:family="text">
      <style:text-properties style:font-name="Calibri" fo:font-size="24pt" fo:font-weight="bold" style:font-name-asian="Calibri1" style:font-size-asian="24pt" style:font-weight-asian="bold" style:font-name-complex="Calibri1" style:font-size-complex="24pt"/>
    </style:style>
    <style:style style:name="T6" style:family="text">
      <style:text-properties style:font-name="Calibri" fo:font-size="18pt" fo:font-weight="bold" style:font-name-asian="Calibri1" style:font-size-asian="18pt" style:font-weight-asian="bold" style:font-name-complex="Calibri1" style:font-size-complex="18pt"/>
    </style:style>
    <style:style style:name="T7" style:family="text">
      <style:text-properties style:font-name="Calibri" fo:font-size="9pt" style:font-name-asian="Calibri1" style:font-size-asian="9pt" style:font-name-complex="Calibri1" style:font-size-complex="9pt"/>
    </style:style>
    <style:style style:name="T8" style:family="text">
      <style:text-properties style:font-name="Consolas" fo:font-size="18pt" fo:font-weight="bold" style:font-name-asian="Consolas1" style:font-size-asian="18pt" style:font-weight-asian="bold" style:font-name-complex="Consolas1" style:font-size-complex="18pt"/>
    </style:style>
    <style:style style:name="T9" style:family="text">
      <style:text-properties style:font-name="Consolas" fo:font-size="14pt" style:font-name-asian="Consolas1" style:font-size-asian="14pt" style:font-name-complex="Consolas1" style:font-size-complex="14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draw:rect text:anchor-type="as-char" style:rel-width="100%" draw:z-index="0" draw:style-name="gr1" draw:text-style-name="P13" svg:width="0.0012in" svg:height="0.0213in"><text:p/></draw:rect></text:p>
      <text:p text:style-name="P6"><text:span text:style-name="T5">TP5 : l’héritage</text:span></text:p>
      <text:p text:style-name="P5"><draw:rect text:anchor-type="as-char" style:rel-width="100%" draw:z-index="1" draw:style-name="gr1" draw:text-style-name="P13" svg:width="0.0012in" svg:height="0.0213in"><text:p/></draw:rect></text:p>
      <text:p text:style-name="P4"/>
      <text:p text:style-name="P4"/>
      <text:list xml:id="list2539153148" text:style-name="WWNum2">
        <text:list-item>
          <text:p text:style-name="P8"><text:span text:style-name="T6">Projet </text:span><text:span text:style-name="T8">network</text:span></text:p>
        </text:list-item>
      </text:list>
      <text:list xml:id="list33488489" text:style-name="WWNum3">
        <text:list-item>
          <text:p text:style-name="P10"><text:span text:style-name="T2">Ouvrir le projet </text:span><text:span text:style-name="T9">network</text:span><text:span text:style-name="T2">. Ce projet contient trois classes pour simuler le fonctionnement d’un réseau social. </text:span><text:span text:style-name="T3">Remarque</text:span><text:span text:style-name="T2"> : </text:span><text:span text:style-name="T9">NewsFeed</text:span><text:span text:style-name="T2"> correspond au fil d’actualité.</text:span></text:p>
        </text:list-item>
        <text:list-item>
          <text:p text:style-name="P10"><text:span text:style-name="T2">Expliquez brièvement le rôle de chacune des classes.</text:span></text:p>
        </text:list-item>
      </text:list>
      <table:table table:name="Table1" table:style-name="Table1">
        <table:table-column table:style-name="Table1.A"/>
        <table:table-row table:style-name="Table1.1">
          <table:table-cell table:style-name="Table1.A1" office:value-type="string">
            <text:p text:style-name="P2"/>
          </table:table-cell>
        </table:table-row>
      </table:table>
      <text:list xml:id="list83532760980338" text:continue-numbering="true" text:style-name="WWNum3">
        <text:list-item>
          <text:p text:style-name="P10"><text:span text:style-name="T2">Donnez deux simplifications qui ont été faites dans le code source par rapport à un fonctionnement d’un réseau social.</text:span></text:p>
        </text:list-item>
      </text:list>
      <table:table table:name="Table2" table:style-name="Table2">
        <table:table-column table:style-name="Table2.A"/>
        <table:table-row table:style-name="Table2.1">
          <table:table-cell table:style-name="Table2.A1" office:value-type="string">
            <text:p text:style-name="P2"/>
          </table:table-cell>
        </table:table-row>
      </table:table>
      <text:list xml:id="list83532204522961" text:continue-numbering="true" text:style-name="WWNum3">
        <text:list-item>
          <text:p text:style-name="P10"><text:span text:style-name="T2">Citez trois défauts du code source qui vous est présenté (dont un lié à la classe </text:span><text:span text:style-name="T9">NewsFeed</text:span><text:span text:style-name="T2">).</text:span></text:p>
        </text:list-item>
      </text:list>
      <table:table table:name="Table3" table:style-name="Table3">
        <table:table-column table:style-name="Table3.A"/>
        <table:table-row table:style-name="Table3.1">
          <table:table-cell table:style-name="Table3.A1" office:value-type="string">
            <text:p text:style-name="P2"/>
          </table:table-cell>
        </table:table-row>
      </table:table>
      <text:list xml:id="list83533286151819" text:continue-numbering="true" text:style-name="WWNum3">
        <text:list-item>
          <text:p text:style-name="P10"><text:span text:style-name="T2">Sous </text:span><text:span text:style-name="T4">BlueJ</text:span><text:span text:style-name="T2">, créez deux objets de type </text:span><text:span text:style-name="T9">MessagePost</text:span><text:span text:style-name="T2"> et un objet de type </text:span><text:span text:style-name="T9">PhotoPost</text:span><text:span text:style-name="T2">. Créez ensuite un objet </text:span><text:span text:style-name="T9">NewsFeed</text:span><text:span text:style-name="T2">. Entrez les trois posts dans le fil d’actualité, et affichez le contenu. Qu’observez-vous ?</text:span></text:p>
        </text:list-item>
      </text:list>
      <table:table table:name="Table4" table:style-name="Table4">
        <table:table-column table:style-name="Table4.A"/>
        <table:table-row table:style-name="Table4.1">
          <table:table-cell table:style-name="Table4.A1" office:value-type="string">
            <text:p text:style-name="P2"/>
          </table:table-cell>
        </table:table-row>
      </table:table>
      <text:list xml:id="list83533112051412" text:continue-numbering="true" text:style-name="WWNum3">
        <text:list-item>
          <text:p text:style-name="P10"><text:span text:style-name="T2">Ajoutez un commentaire à un des posts. Réaffichez <text:s/>le fil d’actualité. Que se passe t’il ?</text:span></text:p>
        </text:list-item>
      </text:list>
      <table:table table:name="Table5" table:style-name="Table5">
        <table:table-column table:style-name="Table5.A"/>
        <table:table-row table:style-name="Table5.1">
          <table:table-cell table:style-name="Table5.A1" office:value-type="string">
            <text:p text:style-name="P2"/>
          </table:table-cell>
        </table:table-row>
      </table:table>
      <text:list xml:id="list83532980057749" text:continue-numbering="true" text:style-name="WWNum3">
        <text:list-item>
          <text:p text:style-name="P10"><text:span text:style-name="T2">Nous allons utiliser le principe d’héritage vu en cours pour améliorer l’implémentation courante. Proposer un nouveau diagramme de classes (sur papier). Et faites le validez. </text:span></text:p>
        </text:list-item>
      </text:list>
      <text:p text:style-name="P11"/>
      <table:table table:name="Table6" table:style-name="Table6">
        <table:table-column table:style-name="Table6.A"/>
        <table:table-row table:style-name="Table6.1">
          <table:table-cell table:style-name="Table6.A1" office:value-type="string">
            <text:p text:style-name="P2"/>
          </table:table-cell>
        </table:table-row>
      </table:table>
      <text:list xml:id="list83533316695439" text:continue-numbering="true" text:style-name="WWNum3">
        <text:list-item>
          <text:p text:style-name="P10"><text:span text:style-name="T2">Implémenter une nouvelle version de network (</text:span><text:span text:style-name="T9">network-v2</text:span><text:span text:style-name="T2">) pour remédiez aux problèmes que vous avez mentionnez plus haut. Faites valider votre version.</text:span></text:p>
        </text:list-item>
      </text:list>
      <text:p text:style-name="P3"/>
      <text:p text:style-name="P3"/>
      <text:list xml:id="list83532211055756" text:continue-list="list2539153148" text:style-name="WWNum2">
        <text:list-item>
          <text:p text:style-name="P8"><text:span text:style-name="T6">Projet </text:span><text:span text:style-name="T8">product</text:span><text:span text:style-name="T6"> [révision]</text:span></text:p>
        </text:list-item>
      </text:list>
      <text:p text:style-name="P1"/>
      <text:p text:style-name="P5"><text:span text:style-name="T2">Le projet product contient les classes nécessaires à la gestion du stock d’une entreprise. La classe </text:span><text:span text:style-name="T9">StockManager</text:span><text:span text:style-name="T2"> utilise une instance de </text:span><text:span text:style-name="T9">ArrayList&lt;Product&gt; (attribut)</text:span><text:span text:style-name="T2"> pour mémoriser les articles disponibles en stock. Chaque référence d’article n’est mémorisée qu’une seule fois, avec son numéro de référence, son nom et en quelle quantité. Les questions qui suivent ont pour objectif de compléter les méthodes </text:span><text:span text:style-name="T9">printProductDetails</text:span><text:span text:style-name="T2">, </text:span><text:span text:style-name="T9">findProduct</text:span><text:span text:style-name="T2">, </text:span><text:span text:style-name="T9">numberInStock</text:span><text:span text:style-name="T2"> et </text:span><text:span text:style-name="T9">delivery</text:span><text:span text:style-name="T2">.</text:span></text:p>
      <text:list xml:id="list1264986295" text:style-name="WWNum1">
        <text:list-item>
          <text:p text:style-name="P9"><text:span text:style-name="T2">Chaque article vendu par la société est représenté par une instance de la classe </text:span><text:span text:style-name="T9">Product</text:span><text:span text:style-name="T2">. Complétez la méthode </text:span><text:span text:style-name="T9">printProductDetails</text:span><text:span text:style-name="T2"> qui affiche dans un terminal le détail de tous les articles en stock. Pour afficher les détails d’un article vous utiliserez la méthode </text:span><text:span text:style-name="T9">toString</text:span><text:span text:style-name="T2"> de </text:span><text:span text:style-name="T9">Product</text:span><text:span text:style-name="T2">.</text:span></text:p>
        </text:list-item>
        <text:list-item>
          <text:p text:style-name="P9"><text:span text:style-name="T2">Complétez la méthode </text:span><text:span text:style-name="T9">findProduct(int id)</text:span><text:span text:style-name="T2"> qui recherche dans le stock un article de référence </text:span><text:span text:style-name="T9">id</text:span><text:span text:style-name="T2">. Si un article est trouvé il est renvoyé par la méthode, sinon la méthode renvoie </text:span><text:span text:style-name="T9">null</text:span><text:span text:style-name="T2">. Pour connaître la référence d’un article vous devrez utiliser un accesseur de la classe </text:span><text:span text:style-name="T9">Product</text:span><text:span text:style-name="T2">.</text:span></text:p>
        </text:list-item>
        <text:list-item>
          <text:p text:style-name="P9"><text:span text:style-name="T2">Complétez la méthode </text:span><text:span text:style-name="T9">numberInStock(int id)</text:span><text:span text:style-name="T2"> qui recherche dans le stock un article de référence </text:span><text:span text:style-name="T9">id</text:span><text:span text:style-name="T2"> et renvoie le nombre d’articles présents dans le stock. Utilisez la méthode </text:span><text:span text:style-name="T9">findProduct(int id)</text:span><text:span text:style-name="T2"> pour rechercher l’article dans le stock et l’accesseur de </text:span><text:span text:style-name="T9">quantity</text:span><text:span text:style-name="T2">. Si l’article n’est pas présent, la méthode devra retourner 0.</text:span></text:p>
        </text:list-item>
        <text:list-item>
          <text:p text:style-name="P9"><text:span text:style-name="T2">Complétez la méthode </text:span><text:span text:style-name="T9">delivery(int id, int amount)</text:span><text:span text:style-name="T2"> qui ajoute au stock </text:span><text:span text:style-name="T9">amount</text:span><text:span text:style-name="T2"> articles de référence </text:span><text:span text:style-name="T9">id</text:span><text:span text:style-name="T2">. Si la référence n’est pas présente avant l’ajout, affichez un message d’avertissement et ajoutez l’article avec un nom </text:span><text:span text:style-name="T9">default</text:span><text:span text:style-name="T2">.</text:span></text:p>
        </text:list-item>
        <text:list-item>
          <text:p text:style-name="P9"><text:span text:style-name="T2">Modifiez la méthode </text:span><text:span text:style-name="T9">addProduct</text:span><text:span text:style-name="T2"> de telle manière qu’un nouveau produit ne puisse pas être ajouté s’il en existe déjà un sous la même référence.</text:span></text:p>
        </text:list-item>
      </text:list>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libri" fo:font-family="Calibri"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8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3028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Calibri" fo:font-size="9pt" style:font-name-asian="Calibri1" style:font-size-asian="9pt" style:font-name-complex="Calibri1" style:font-size-complex="9pt"/>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Introduction à la Programmation Orientée Objet - UBS/MIS L2<text:tab/><text:tab/><text:tab/><text:tab/><text:tab/>2019/20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 meta:paragraph-count="20" meta:word-count="459" meta:character-count="2933" meta:non-whitespace-character-count="2501"/>
    <meta:generator>LibreOfficeDev/6.0.5.2$Linux_X86_64 LibreOffice_project/</meta:generator>
  </office:meta>
</office:document-meta>
</file>